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ingPathResolver.ParsingPathResolver(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ingPathResolver.getJCRPath( Path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rsingPathResolver.getQ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rsingPathResolver.getElement( String path , int begin , int en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